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497" officeooo:paragraph-rsid="00015497"/>
    </style:style>
    <style:style style:name="P2" style:family="paragraph" style:parent-style-name="Standard">
      <style:text-properties fo:font-weight="normal" officeooo:rsid="00015497" officeooo:paragraph-rsid="00015497" style:font-weight-asian="normal" style:font-weight-complex="normal"/>
    </style:style>
    <style:style style:name="P3" style:family="paragraph" style:parent-style-name="Standard">
      <style:text-properties fo:font-weight="normal" officeooo:rsid="0002cbdb" officeooo:paragraph-rsid="0002cbdb" style:font-weight-asian="normal" style:font-weight-complex="normal"/>
    </style:style>
    <style:style style:name="P4" style:family="paragraph" style:parent-style-name="Standard">
      <style:text-properties fo:font-weight="normal" officeooo:rsid="0003fd1e" officeooo:paragraph-rsid="0003fd1e" style:font-weight-asian="normal" style:font-weight-complex="normal"/>
    </style:style>
    <style:style style:name="P5" style:family="paragraph" style:parent-style-name="Standard">
      <style:text-properties fo:font-weight="normal" officeooo:rsid="00054cf9" officeooo:paragraph-rsid="00054cf9" style:font-weight-asian="normal" style:font-weight-complex="normal"/>
    </style:style>
    <style:style style:name="P6" style:family="paragraph" style:parent-style-name="Standard">
      <style:text-properties fo:font-weight="normal" officeooo:rsid="0005a3e9" officeooo:paragraph-rsid="0005a3e9" style:font-weight-asian="normal" style:font-weight-complex="normal"/>
    </style:style>
    <style:style style:name="P7" style:family="paragraph" style:parent-style-name="Standard">
      <style:text-properties fo:font-weight="normal" officeooo:rsid="0007291b" officeooo:paragraph-rsid="0007291b" style:font-weight-asian="normal" style:font-weight-complex="normal"/>
    </style:style>
    <style:style style:name="P8" style:family="paragraph" style:parent-style-name="Standard">
      <style:text-properties officeooo:paragraph-rsid="0002cbdb"/>
    </style:style>
    <style:style style:name="P9" style:family="paragraph" style:parent-style-name="Standard">
      <style:text-properties fo:font-weight="bold" officeooo:rsid="0002cbdb" officeooo:paragraph-rsid="0002cbdb" style:font-weight-asian="bold" style:font-weight-complex="bold"/>
    </style:style>
    <style:style style:name="P10" style:family="paragraph" style:parent-style-name="Standard">
      <style:text-properties fo:font-weight="bold" officeooo:rsid="00054cf9" officeooo:paragraph-rsid="00054cf9" style:font-weight-asian="bold" style:font-weight-complex="bold"/>
    </style:style>
    <style:style style:name="P11" style:family="paragraph" style:parent-style-name="Standard">
      <style:text-properties fo:font-weight="bold" officeooo:rsid="0005a3e9" officeooo:paragraph-rsid="0005a3e9" style:font-weight-asian="bold" style:font-weight-complex="bold"/>
    </style:style>
    <style:style style:name="P12" style:family="paragraph" style:parent-style-name="Standard">
      <style:text-properties officeooo:paragraph-rsid="0005a3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cbdb" style:font-weight-asian="bold" style:font-weight-complex="bold"/>
    </style:style>
    <style:style style:name="T3" style:family="text">
      <style:text-properties fo:font-weight="normal" officeooo:rsid="0002cbdb" style:font-weight-asian="normal" style:font-weight-complex="normal"/>
    </style:style>
    <style:style style:name="T4" style:family="text">
      <style:text-properties fo:font-weight="normal" officeooo:rsid="0005a3e9" style:font-weight-asian="normal" style:font-weight-complex="normal"/>
    </style:style>
    <style:style style:name="T5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80808" style:font-name="DejaVu Sans Mono" fo:font-size="9pt" fo:font-style="normal" fo:font-weight="normal" officeooo:rsid="0002cbdb" style:font-size-asian="9pt" style:font-style-asian="normal" style:font-weight-asian="normal" style:font-weight-complex="normal"/>
    </style:style>
    <style:style style:name="T7" style:family="text">
      <style:text-properties fo:color="#080808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080808" style:font-name="DejaVu Sans Mono" fo:font-size="9pt" fo:font-style="normal" fo:font-weight="bold" officeooo:rsid="0002cbdb" style:font-size-asian="9pt" style:font-style-asian="normal" style:font-weight-asian="bold" style:font-weight-complex="bold"/>
    </style:style>
    <style:style style:name="T9" style:family="text">
      <style:text-properties fo:color="#080808" style:font-name="DejaVu Sans Mono" fo:font-size="9pt" fo:font-style="normal" style:font-size-asian="9pt" style:font-style-asian="normal"/>
    </style:style>
    <style:style style:name="T10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067d17" style:font-name="DejaVu Sans Mono" fo:font-size="9pt" fo:font-style="normal" style:font-size-asian="9pt" style:font-style-asian="normal"/>
    </style:style>
    <style:style style:name="T12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0033b3" style:font-name="DejaVu Sans Mono" fo:font-size="9pt" fo:font-style="normal" fo:font-weight="normal" officeooo:rsid="0002cbdb" style:font-size-asian="9pt" style:font-style-asian="normal" style:font-weight-asian="normal" style:font-weight-complex="normal"/>
    </style:style>
    <style:style style:name="T14" style:family="text">
      <style:text-properties fo:color="#0033b3" style:font-name="DejaVu Sans Mono" fo:font-size="9pt" fo:font-style="normal" style:font-size-asian="9pt" style:font-style-asian="normal"/>
    </style:style>
    <style:style style:name="T15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871094" style:font-name="DejaVu Sans Mono" fo:font-size="9pt" fo:font-style="normal" style:font-size-asian="9pt" style:font-style-asian="normal"/>
    </style:style>
    <style:style style:name="T17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18" style:family="text">
      <style:text-properties fo:color="#871094" style:font-name="DejaVu Sans Mono" fo:font-size="9pt" fo:font-style="italic" style:font-size-asian="9pt" style:font-style-asian="italic"/>
    </style:style>
    <style:style style:name="T19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000000" style:font-name="DejaVu Sans Mono" fo:font-size="9pt" fo:font-style="normal" style:font-size-asian="9pt" style:font-style-asian="normal"/>
    </style:style>
    <style:style style:name="T21" style:family="text">
      <style:text-properties fo:color="#8c8c8c" style:font-name="DejaVu Sans Mono" fo:font-size="9pt" fo:font-style="italic" style:font-size-asian="9pt" style:font-style-asian="italic"/>
    </style:style>
    <style:style style:name="T22" style:family="text">
      <style:text-properties fo:color="#00627a" style:font-name="DejaVu Sans Mono" fo:font-size="9pt" fo:font-style="normal" style:font-size-asian="9pt" style:font-style-asian="normal"/>
    </style:style>
    <style:style style:name="T23" style:family="text">
      <style:text-properties fo:color="#00627a" style:font-name="DejaVu Sans Mono" fo:font-size="9pt" fo:font-style="italic" style:font-size-asian="9pt" style:font-style-asian="italic"/>
    </style:style>
    <style:style style:name="T24" style:family="text">
      <style:text-properties fo:color="#1750eb" style:font-name="DejaVu Sans Mono" fo:font-size="9pt" fo:font-style="normal" style:font-size-asian="9pt" style:font-style-asian="normal"/>
    </style:style>
    <style:style style:name="T25" style:family="text">
      <style:text-properties fo:color="#174ad4" style:font-name="DejaVu Sans Mono" fo:font-size="9pt" fo:font-style="normal" style:font-size-asian="9pt" style:font-style-asian="normal"/>
    </style:style>
    <style:style style:name="T26" style:family="text">
      <style:text-properties officeooo:rsid="0005a3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: <text:span text:style-name="T1">FlickrRestApi</text:span></text:p>
      <text:p text:style-name="P1"><text:span text:style-name="T1"/></text:p>
      <text:p text:style-name="P2">Aplikacja pobiera zdjęcia z serwisu Flickr przez Rest Api w formie Json</text:p>
      <text:p text:style-name="P2"/>
      <text:p text:style-name="P9">1. Ukrywanie ApiKey</text:p>
      <text:p text:style-name="P3">- Pobieramy <text:span text:style-name="T1">ApiKey</text:span> z Flickra i zapisujemy ją w pliku <text:span text:style-name="T1">gradle.properties</text:span> w katalogu lokalnym:<text:line-break/>/home/piotr/.gradle/gradle.properties</text:p>
      <text:p text:style-name="P3"/>
      <text:p text:style-name="P8"><text:span text:style-name="T3">FLICK_API="f8533434354534ffff4433333306c"</text:span></text:p>
      <text:p text:style-name="P8"><text:span text:style-name="T3"/></text:p>
      <text:p text:style-name="P8"><text:span text:style-name="T3">- W </text:span><text:span text:style-name="T2">build.gradle</text:span><text:span text:style-name="T3"> dodajemy rozpoznawanie klucza przez <text:s/></text:span><text:span text:style-name="T8">buildConfigField</text:span></text:p>
      <text:p text:style-name="P8"><text:span text:style-name="T3"/></text:p>
      <text:p text:style-name="P8"><text:span text:style-name="T6">buildTypes </text:span><text:span text:style-name="T7">{</text:span><text:line-break/><text:span text:style-name="T7"> <text:s text:c="3"/></text:span><text:span text:style-name="T5">debug </text:span><text:span text:style-name="T7">{</text:span><text:line-break/><text:span text:style-name="T7"> <text:s text:c="7"/></text:span><text:span text:style-name="T5">buildConfigField </text:span><text:span text:style-name="T10">'String'</text:span><text:span text:style-name="T5">,</text:span><text:span text:style-name="T10">"FlickApiKey"</text:span><text:span text:style-name="T5">, FLICK_API</text:span><text:line-break/><text:span text:style-name="T5"> <text:s text:c="3"/></text:span><text:span text:style-name="T7">}</text:span><text:line-break/><text:span text:style-name="T7"> <text:s text:c="3"/></text:span><text:span text:style-name="T5">release </text:span><text:span text:style-name="T7">{</text:span><text:line-break/><text:span text:style-name="T7"> <text:s text:c="7"/></text:span><text:span text:style-name="T5">minifyEnabled </text:span><text:span text:style-name="T12">false</text:span><text:line-break/><text:span text:style-name="T12"> <text:s text:c="7"/></text:span><text:span text:style-name="T5">proguardFiles getDefaultProguardFile(</text:span><text:span text:style-name="T10">'proguard-android-optimize.txt'</text:span><text:span text:style-name="T5">), </text:span><text:span text:style-name="T10">'proguard-rules.pro'</text:span><text:line-break/><text:span text:style-name="T10"> <text:s text:c="7"/></text:span><text:span text:style-name="T5">buildConfigField </text:span><text:span text:style-name="T10">'String'</text:span><text:span text:style-name="T5">,</text:span><text:span text:style-name="T10">"FlickApiKey"</text:span><text:span text:style-name="T5">, FLICK_API</text:span><text:line-break/><text:span text:style-name="T5"> <text:s text:c="3"/></text:span><text:span text:style-name="T7">}</text:span><text:line-break/><text:span text:style-name="T7">}</text:span><text:line-break/></text:p>
      <text:p text:style-name="P8"><text:span text:style-name="T3">- w klasie FlickrFetcher dodajemy zmienną</text:span></text:p>
      <text:p text:style-name="P8"><text:span text:style-name="T3"/></text:p>
      <text:p text:style-name="P8"><text:span text:style-name="T13">companion object </text:span><text:span text:style-name="T5">{</text:span><text:line-break/><text:span text:style-name="T5"> <text:s text:c="3"/></text:span><text:span text:style-name="T12">private val </text:span><text:span text:style-name="T15">API_KEY</text:span><text:span text:style-name="T5">: </text:span><text:span text:style-name="T19">String </text:span><text:span text:style-name="T5">= </text:span><text:span text:style-name="T19">BuildConfig</text:span><text:span text:style-name="T5">.</text:span><text:span text:style-name="T17">FlickApiKey</text:span><text:line-break/><text:span text:style-name="T5">}</text:span></text:p>
      <text:p text:style-name="P3"/>
      <text:p text:style-name="P10">1a. Dodajemy wymagane dependencje do build.gradle</text:p>
      <text:p text:style-name="P10"/>
      <text:p text:style-name="P5"><text:span text:style-name="T9">implementation </text:span><text:span text:style-name="T11">'org.jetbrains.kotlinx:kotlinx-coroutines-core:1.4.1'</text:span><text:line-break/><text:span text:style-name="T9">implementation </text:span><text:span text:style-name="T11">'org.jetbrains.kotlinx:kotlinx-coroutines-android:1.4.1'</text:span><text:line-break/><text:line-break/><text:span text:style-name="T9">implementation </text:span><text:span text:style-name="T11">'com.google.code.gson:gson:2.8.6'</text:span></text:p>
      <text:p text:style-name="P3"/>
      <text:p text:style-name="P3"><text:span text:style-name="T1">2. Tworzymy klasę FlickrFetcher która będzie się łączyła z serwisem Flickr </text:span>i pobierała dane</text:p>
      <text:p text:style-name="P3"/>
      <text:p text:style-name="P4">Dodajemy 3 metody</text:p>
      <text:p text:style-name="P4">- getUrlBytes(String) : BytesArray – do łączenia się i pobierania odpowiedzi w bytach</text:p>
      <text:p text:style-name="P4">- getUrlString(String) : String – do zamiany otrzymanych bytów na string i zwrócenia Stringa</text:p>
      <text:p text:style-name="P4">- getJSONString(): String – zwracający gotowego JSONa w Stringu</text:p>
      <text:p text:style-name="P4"/>
      <text:p text:style-name="P4"><text:span text:style-name="T14">import </text:span><text:span text:style-name="T9">android.net.</text:span><text:span text:style-name="T20">Uri</text:span><text:line-break/><text:span text:style-name="T14">import </text:span><text:span text:style-name="T9">android.util.</text:span><text:span text:style-name="T20">Log</text:span><text:line-break/><text:span text:style-name="T14">import </text:span><text:span text:style-name="T9">org.json.</text:span><text:span text:style-name="T20">JSONException</text:span><text:line-break/><text:span text:style-name="T14">import </text:span><text:span text:style-name="T9">java.io.</text:span><text:span text:style-name="T20">ByteArrayOutputStream</text:span><text:line-break/><text:span text:style-name="T14">import </text:span><text:span text:style-name="T9">java.io.</text:span><text:span text:style-name="T20">IOException</text:span><text:line-break/><text:span text:style-name="T14">import </text:span><text:span text:style-name="T9">java.net.</text:span><text:span text:style-name="T20">URL</text:span><text:line-break/><text:span text:style-name="T14">import </text:span><text:span text:style-name="T9">javax.net.ssl.</text:span><text:span text:style-name="T20">HttpsURLConnection</text:span><text:line-break/><text:line-break/><text:span text:style-name="T21">/**</text:span><text:line-break/><text:span text:style-name="T21"> * Klasa odpowiedzialna za pobieranie z Flickra</text:span><text:line-break/><text:span text:style-name="T21"> */</text:span><text:line-break/><text:span text:style-name="T14">class </text:span><text:span text:style-name="T20">FlickrFetcher </text:span><text:span text:style-name="T9">{</text:span><text:line-break/><text:line-break/><text:span text:style-name="T9"> <text:s text:c="3"/></text:span><text:span text:style-name="T14">companion object </text:span><text:span text:style-name="T9">{</text:span><text:line-break/><text:span text:style-name="T9"> <text:s text:c="7"/></text:span><text:span text:style-name="T14">private val </text:span><text:span text:style-name="T16">API_KEY</text:span><text:span text:style-name="T9">: </text:span><text:span text:style-name="T20">String </text:span><text:span text:style-name="T9">= </text:span><text:span text:style-name="T20">BuildConfig</text:span><text:span text:style-name="T9">.</text:span><text:span text:style-name="T18">FlickApiKey</text:span><text:line-break/><text:span text:style-name="T18"> <text:s text:c="3"/></text:span><text:span text:style-name="T9">}</text:span><text:line-break/><text:soft-page-break/><text:line-break/><text:span text:style-name="T9"> <text:s text:c="3"/></text:span><text:span text:style-name="T14">fun </text:span><text:span text:style-name="T22">getUrlBytes</text:span><text:span text:style-name="T9">(urlSpec: </text:span><text:span text:style-name="T20">String</text:span><text:span text:style-name="T9">): </text:span><text:span text:style-name="T20">ByteArray </text:span><text:span text:style-name="T9">{</text:span><text:line-break/><text:span text:style-name="T9"> <text:s text:c="7"/></text:span><text:span text:style-name="T14">val </text:span><text:span text:style-name="T20">url </text:span><text:span text:style-name="T9">= URL(urlSpec)</text:span><text:line-break/><text:span text:style-name="T9"> <text:s text:c="7"/></text:span><text:span text:style-name="T14">val </text:span><text:span text:style-name="T20">connection </text:span><text:span text:style-name="T9">= </text:span><text:span text:style-name="T20">url</text:span><text:span text:style-name="T9">.openConnection() </text:span><text:span text:style-name="T14">as </text:span><text:span text:style-name="T20">HttpsURLConnection</text:span><text:line-break/><text:line-break/><text:span text:style-name="T20"> <text:s text:c="7"/></text:span><text:span text:style-name="T14">try </text:span><text:span text:style-name="T9">{</text:span><text:line-break/><text:span text:style-name="T9"> <text:s text:c="11"/></text:span><text:span text:style-name="T14">val </text:span><text:span text:style-name="T20">out </text:span><text:span text:style-name="T9">= ByteArrayOutputStream()</text:span><text:line-break/><text:span text:style-name="T9"> <text:s text:c="11"/></text:span><text:span text:style-name="T14">val </text:span><text:span text:style-name="T20">input </text:span><text:span text:style-name="T9">= </text:span><text:span text:style-name="T20">connection</text:span><text:span text:style-name="T9">.</text:span><text:span text:style-name="T18">inputStream</text:span><text:line-break/><text:line-break/><text:span text:style-name="T18"> <text:s text:c="11"/></text:span><text:span text:style-name="T14">if </text:span><text:span text:style-name="T9">(</text:span><text:span text:style-name="T20">connection</text:span><text:span text:style-name="T9">.</text:span><text:span text:style-name="T18">responseCode </text:span><text:span text:style-name="T9">!= </text:span><text:span text:style-name="T20">HttpsURLConnection</text:span><text:span text:style-name="T9">.</text:span><text:span text:style-name="T18">HTTP_OK</text:span><text:span text:style-name="T9">) {</text:span><text:line-break/><text:span text:style-name="T9"> <text:s text:c="15"/></text:span><text:span text:style-name="T14">throw </text:span><text:span text:style-name="T9">IOException(</text:span><text:span text:style-name="T20">connection</text:span><text:span text:style-name="T9">.</text:span><text:span text:style-name="T18">responseMessage</text:span><text:span text:style-name="T9">)</text:span><text:line-break/><text:span text:style-name="T9"> <text:s text:c="11"/>}</text:span><text:line-break/><text:line-break/><text:span text:style-name="T9"> <text:s text:c="11"/></text:span><text:span text:style-name="T14">var </text:span><text:span text:style-name="T20">bytesRead</text:span><text:span text:style-name="T9">: </text:span><text:span text:style-name="T20">Int</text:span><text:line-break/><text:span text:style-name="T20"> <text:s text:c="11"/></text:span><text:span text:style-name="T14">val </text:span><text:span text:style-name="T20">buffer </text:span><text:span text:style-name="T9">= ByteArray(</text:span><text:span text:style-name="T24">4096</text:span><text:span text:style-name="T9">)</text:span><text:line-break/><text:span text:style-name="T9"> <text:s text:c="11"/></text:span><text:line-break/><text:span text:style-name="T9"> <text:s text:c="11"/></text:span><text:span text:style-name="T21">//To działa ale nie zawsze, na końcowego bytesRead = -1 wywala się</text:span><text:line-break/><text:span text:style-name="T21"> <text:s text:c="11"/>// Poza tym czyta pewnie podwójnie z inputa i nie zapisuje jednej lini</text:span><text:line-break/><text:span text:style-name="T21">// <text:s text:c="11"/>while ((input.read(buffer)) &gt; 0) {</text:span><text:line-break/><text:span text:style-name="T21">// <text:s text:c="15"/>bytesRead = input.read(buffer)</text:span><text:line-break/><text:span text:style-name="T21">// <text:s text:c="15"/>out.write(buffer, 0, bytesRead)</text:span><text:line-break/><text:span text:style-name="T21">// <text:s text:c="11"/>}</text:span><text:line-break/><text:line-break/><text:span text:style-name="T21"> <text:s text:c="11"/></text:span><text:span text:style-name="T14">do </text:span><text:span text:style-name="T9">{</text:span><text:line-break/><text:span text:style-name="T9"> <text:s text:c="15"/></text:span><text:span text:style-name="T20">bytesRead </text:span><text:span text:style-name="T9">= </text:span><text:span text:style-name="T20">input</text:span><text:span text:style-name="T9">.read(</text:span><text:span text:style-name="T20">buffer</text:span><text:span text:style-name="T9">)</text:span><text:line-break/><text:span text:style-name="T9"> <text:s text:c="15"/></text:span><text:span text:style-name="T14">if</text:span><text:span text:style-name="T9">(</text:span><text:span text:style-name="T20">bytesRead</text:span><text:span text:style-name="T9">&lt;</text:span><text:span text:style-name="T24">0</text:span><text:span text:style-name="T9">){</text:span><text:line-break/><text:span text:style-name="T9"> <text:s text:c="19"/></text:span><text:span text:style-name="T14">break</text:span><text:line-break/><text:span text:style-name="T14"> <text:s text:c="15"/></text:span><text:span text:style-name="T9">}</text:span><text:line-break/><text:span text:style-name="T9"> <text:s text:c="15"/></text:span><text:span text:style-name="T20">out</text:span><text:span text:style-name="T9">.write(</text:span><text:span text:style-name="T20">buffer</text:span><text:span text:style-name="T9">, </text:span><text:span text:style-name="T24">0</text:span><text:span text:style-name="T9">, </text:span><text:span text:style-name="T20">bytesRead</text:span><text:span text:style-name="T9">)</text:span><text:line-break/><text:line-break/><text:span text:style-name="T9"> <text:s text:c="11"/>} </text:span><text:span text:style-name="T14">while </text:span><text:span text:style-name="T9">(</text:span><text:span text:style-name="T20">bytesRead </text:span><text:span text:style-name="T9">&gt; </text:span><text:span text:style-name="T24">0</text:span><text:span text:style-name="T9">)</text:span><text:line-break/><text:span text:style-name="T9"> <text:s text:c="11"/></text:span><text:line-break/><text:span text:style-name="T9"> <text:s text:c="11"/></text:span><text:span text:style-name="T21">//To też czasami nie działa - outOfBound</text:span><text:line-break/><text:span text:style-name="T21">// <text:s text:c="11"/>input.use { input -&gt;</text:span><text:line-break/><text:span text:style-name="T21">// <text:s text:c="15"/>out.use { output -&gt;</text:span><text:line-break/><text:span text:style-name="T21">// <text:s text:c="19"/>input.copyTo(output)</text:span><text:line-break/><text:span text:style-name="T21">// <text:s text:c="15"/>}</text:span><text:line-break/><text:span text:style-name="T21">// <text:s text:c="11"/>}</text:span><text:line-break/><text:span text:style-name="T21"> <text:s text:c="11"/></text:span><text:span text:style-name="T20">out</text:span><text:span text:style-name="T9">.close()</text:span><text:line-break/><text:span text:style-name="T9"> <text:s text:c="11"/></text:span><text:span text:style-name="T14">return </text:span><text:span text:style-name="T20">out</text:span><text:span text:style-name="T9">.toByteArray()</text:span><text:line-break/><text:line-break/><text:span text:style-name="T9"> <text:s text:c="7"/>} </text:span><text:span text:style-name="T14">catch </text:span><text:span text:style-name="T9">(</text:span><text:span text:style-name="T20">e</text:span><text:span text:style-name="T9">: </text:span><text:span text:style-name="T20">IOException</text:span><text:span text:style-name="T9">) {</text:span><text:line-break/><text:span text:style-name="T9"> <text:s text:c="11"/></text:span><text:span text:style-name="T20">Log</text:span><text:span text:style-name="T9">.e(</text:span><text:span text:style-name="T11">"ERROR_HTTP_CONNECTION"</text:span><text:span text:style-name="T9">, </text:span><text:span text:style-name="T20">e</text:span><text:span text:style-name="T9">.</text:span><text:span text:style-name="T16">message </text:span><text:span text:style-name="T9">?: </text:span><text:span text:style-name="T11">""</text:span><text:span text:style-name="T9">)</text:span><text:line-break/><text:span text:style-name="T9"> <text:s text:c="11"/></text:span><text:span text:style-name="T14">return </text:span><text:span text:style-name="T9">ByteArray(</text:span><text:span text:style-name="T24">0</text:span><text:span text:style-name="T9">)</text:span><text:line-break/><text:span text:style-name="T9"> <text:s text:c="7"/>} </text:span><text:span text:style-name="T14">finally </text:span><text:span text:style-name="T9">{</text:span><text:line-break/><text:span text:style-name="T9"> <text:s text:c="11"/></text:span><text:span text:style-name="T20">connection</text:span><text:span text:style-name="T9">.disconnect()</text:span><text:line-break/><text:span text:style-name="T9"> <text:s text:c="7"/>}</text:span><text:line-break/><text:span text:style-name="T9"> <text:s text:c="3"/>}</text:span><text:line-break/><text:line-break/><text:span text:style-name="T9"> <text:s text:c="3"/></text:span><text:span text:style-name="T21">/**</text:span><text:line-break/><text:span text:style-name="T21"> <text:s text:c="4"/>* Metoda tworzy Stringa z tablicy bytów</text:span><text:line-break/><text:span text:style-name="T21"> <text:s text:c="4"/>*/</text:span><text:line-break/><text:span text:style-name="T21"> <text:s text:c="3"/></text:span><text:span text:style-name="T14">fun </text:span><text:span text:style-name="T22">getUrlString</text:span><text:span text:style-name="T9">(urlSpec: </text:span><text:span text:style-name="T20">String</text:span><text:span text:style-name="T9">): </text:span><text:span text:style-name="T20">String </text:span><text:span text:style-name="T9">{</text:span><text:line-break/><text:span text:style-name="T9"> <text:s text:c="7"/></text:span><text:span text:style-name="T14">return </text:span><text:span text:style-name="T23">String</text:span><text:span text:style-name="T9">(getUrlBytes(urlSpec))</text:span><text:line-break/><text:span text:style-name="T9"> <text:s text:c="3"/>}</text:span><text:line-break/><text:line-break/><text:span text:style-name="T9"> <text:s text:c="3"/></text:span><text:span text:style-name="T14">fun </text:span><text:span text:style-name="T22">getJSONString</text:span><text:span text:style-name="T9">(): </text:span><text:span text:style-name="T20">String </text:span><text:span text:style-name="T9">{</text:span><text:line-break/><text:span text:style-name="T9"> <text:s text:c="7"/></text:span><text:span text:style-name="T14">var </text:span><text:span text:style-name="T20">jsonString </text:span><text:span text:style-name="T9">= </text:span><text:span text:style-name="T11">"COS POSZLO NIE TAK"</text:span><text:line-break/><text:line-break/><text:span text:style-name="T11"> <text:s text:c="7"/></text:span><text:span text:style-name="T21">//https://www.flickr.com/services/rest/?method=flickr.photos.getRecent&amp;api_key=5000000014&amp;format=json&amp;extras=urls_s&amp;nojsoncallback=1</text:span><text:line-break/><text:span text:style-name="T21"> <text:s text:c="7"/></text:span><text:span text:style-name="T14">try </text:span><text:span text:style-name="T9">{</text:span><text:line-break/><text:span text:style-name="T9"> <text:s text:c="11"/></text:span><text:span text:style-name="T14">val </text:span><text:span text:style-name="T20">url</text:span><text:span text:style-name="T9">: </text:span><text:span text:style-name="T20">String </text:span><text:span text:style-name="T9">= </text:span><text:span text:style-name="T20">Uri</text:span><text:span text:style-name="T9">.parse(</text:span><text:span text:style-name="T11">"https://www.flickr.com/services/rest/"</text:span><text:span text:style-name="T9">)</text:span><text:line-break/><text:span text:style-name="T9"> <text:s text:c="15"/>.buildUpon()</text:span><text:line-break/><text:span text:style-name="T9"> <text:s text:c="15"/>.appendQueryParameter(</text:span><text:span text:style-name="T11">"method"</text:span><text:span text:style-name="T9">, </text:span><text:span text:style-name="T11">"flickr.photos.getRecent"</text:span><text:span text:style-name="T9">)</text:span><text:line-break/><text:soft-page-break/><text:span text:style-name="T9"> <text:s text:c="15"/>.appendQueryParameter(</text:span><text:span text:style-name="T11">"api_key"</text:span><text:span text:style-name="T9">, </text:span><text:span text:style-name="T16">API_KEY</text:span><text:span text:style-name="T9">)</text:span><text:line-break/><text:span text:style-name="T9"> <text:s text:c="15"/>.appendQueryParameter(</text:span><text:span text:style-name="T11">"format"</text:span><text:span text:style-name="T9">, </text:span><text:span text:style-name="T11">"json"</text:span><text:span text:style-name="T9">)</text:span><text:line-break/><text:span text:style-name="T9"> <text:s text:c="15"/>.appendQueryParameter(</text:span><text:span text:style-name="T11">"nojsoncallback"</text:span><text:span text:style-name="T9">, </text:span><text:span text:style-name="T11">"1"</text:span><text:span text:style-name="T9">)</text:span><text:line-break/><text:span text:style-name="T9"> <text:s text:c="15"/>.appendQueryParameter(</text:span><text:span text:style-name="T11">"extras"</text:span><text:span text:style-name="T9">, </text:span><text:span text:style-name="T11">"url_s"</text:span><text:span text:style-name="T9">)</text:span><text:line-break/><text:span text:style-name="T9"> <text:s text:c="15"/>.build().toString()</text:span><text:line-break/><text:line-break/><text:span text:style-name="T9"> <text:s text:c="11"/></text:span><text:span text:style-name="T20">jsonString </text:span><text:span text:style-name="T9">= getUrlString(</text:span><text:span text:style-name="T20">url</text:span><text:span text:style-name="T9">)</text:span><text:line-break/><text:line-break/><text:span text:style-name="T9"> <text:s text:c="7"/>} </text:span><text:span text:style-name="T14">catch </text:span><text:span text:style-name="T9">(</text:span><text:span text:style-name="T20">je</text:span><text:span text:style-name="T9">: </text:span><text:span text:style-name="T20">JSONException</text:span><text:span text:style-name="T9">) {</text:span><text:line-break/><text:span text:style-name="T9"> <text:s text:c="11"/></text:span><text:span text:style-name="T20">Log</text:span><text:span text:style-name="T9">.e(</text:span><text:span text:style-name="T11">"JSON_ERROR"</text:span><text:span text:style-name="T9">, </text:span><text:span text:style-name="T20">je</text:span><text:span text:style-name="T9">.</text:span><text:span text:style-name="T16">message </text:span><text:span text:style-name="T9">?: </text:span><text:span text:style-name="T11">""</text:span><text:span text:style-name="T9">)</text:span><text:line-break/><text:span text:style-name="T9"> <text:s text:c="7"/>}</text:span><text:line-break/><text:span text:style-name="T9"> <text:s text:c="7"/></text:span><text:span text:style-name="T14">return </text:span><text:span text:style-name="T20">jsonString</text:span><text:line-break/><text:span text:style-name="T20"> <text:s text:c="3"/></text:span><text:span text:style-name="T9">}</text:span><text:line-break/>}</text:p>
      <text:p text:style-name="P4"/>
      <text:p text:style-name="P10">3. Dodajemy internet permission do Manifestu</text:p>
      <text:p text:style-name="P5"/>
      <text:p text:style-name="P5"><text:span text:style-name="T9">&lt;</text:span><text:span text:style-name="T14">uses-permission </text:span><text:span text:style-name="T16">android</text:span><text:span text:style-name="T25">:name</text:span><text:span text:style-name="T11">="android.permission.INTERNET"</text:span><text:span text:style-name="T9">/&gt;</text:span></text:p>
      <text:p text:style-name="P5"/>
      <text:p text:style-name="P5"><text:span text:style-name="T1">4. W MainActivity wywołujemy metodę getJSONString() z klasy FlickrFetcher i parsujemy</text:span> otrzymanego stringa przy pomocy Gson – a w wątku Coroutine</text:p>
      <text:p text:style-name="P5"/>
      <text:p text:style-name="P7">Zmieniłem MainActivity na FlickerActivity jako główny activity</text:p>
      <text:p text:style-name="P5"/>
      <text:p text:style-name="P5"><text:span text:style-name="T14">import </text:span><text:span text:style-name="T9">androidx.appcompat.app.</text:span><text:span text:style-name="T20">AppCompatActivity</text:span><text:line-break/><text:span text:style-name="T14">import </text:span><text:span text:style-name="T9">android.os.</text:span><text:span text:style-name="T20">Bundle</text:span><text:line-break/><text:span text:style-name="T14">import </text:span><text:span text:style-name="T9">android.util.</text:span><text:span text:style-name="T20">Log</text:span><text:line-break/><text:span text:style-name="T14">import </text:span><text:span text:style-name="T9">com.google.gson.</text:span><text:span text:style-name="T20">Gson</text:span><text:line-break/><text:span text:style-name="T14">import </text:span><text:span text:style-name="T9">com.google.gson.</text:span><text:span text:style-name="T20">JsonParser</text:span><text:line-break/><text:span text:style-name="T14">import </text:span><text:span text:style-name="T9">kotlinx.coroutines.CoroutineScope</text:span><text:line-break/><text:span text:style-name="T14">import </text:span><text:span text:style-name="T9">kotlinx.coroutines.</text:span><text:span text:style-name="T20">Dispatchers</text:span><text:line-break/><text:span text:style-name="T14">import </text:span><text:span text:style-name="T9">kotlinx.coroutines.launch</text:span><text:line-break/><text:line-break/><text:span text:style-name="T14">class </text:span><text:span text:style-name="T20">FlickerActivity </text:span><text:span text:style-name="T9">: AppCompatActivity() {</text:span><text:line-break/><text:span text:style-name="T9"> <text:s text:c="3"/></text:span><text:span text:style-name="T14">override fun </text:span><text:span text:style-name="T22">onCreate</text:span><text:span text:style-name="T9">(savedInstanceState: </text:span><text:span text:style-name="T20">Bundle</text:span><text:span text:style-name="T9">?) {</text:span><text:line-break/><text:span text:style-name="T9"> <text:s text:c="7"/></text:span><text:span text:style-name="T14">super</text:span><text:span text:style-name="T9">.onCreate(savedInstanceState)</text:span><text:line-break/><text:span text:style-name="T9"> <text:s text:c="7"/>setContentView(</text:span><text:span text:style-name="T20">R</text:span><text:span text:style-name="T9">.</text:span><text:span text:style-name="T20">layout</text:span><text:span text:style-name="T9">.</text:span><text:span text:style-name="T18">activity_flicker</text:span><text:span text:style-name="T9">)</text:span><text:line-break/><text:line-break/><text:span text:style-name="T9"> <text:s text:c="7"/></text:span><text:span text:style-name="T21">//Wszystkie pobrania z internetu muszą być zrobione w wątkach - coroutines</text:span><text:line-break/><text:line-break/><text:span text:style-name="T21"> <text:s text:c="7"/></text:span><text:span text:style-name="T14">val </text:span><text:span text:style-name="T20">job </text:span><text:span text:style-name="T9">= </text:span><text:span text:style-name="T23">CoroutineScope</text:span><text:span text:style-name="T9">(</text:span><text:span text:style-name="T20">Dispatchers</text:span><text:span text:style-name="T9">.</text:span><text:span text:style-name="T16">IO</text:span><text:span text:style-name="T9">).</text:span><text:span text:style-name="T23">launch </text:span><text:span text:style-name="T7">{</text:span><text:line-break/><text:span text:style-name="T21">// <text:s text:c="11"/>Log.d("HTTP_JSON", FlickrFetcher().getJSONString())</text:span><text:line-break/><text:span text:style-name="T21">// <text:s text:c="11"/>Log.d("HTTP_SITE", FlickrFetcher().getUrlString("https://www.bignerdranch.com") )</text:span><text:line-break/><text:span text:style-name="T21"> <text:s text:c="11"/></text:span><text:span text:style-name="T14">val </text:span><text:span text:style-name="T20">gson </text:span><text:span text:style-name="T9">= Gson()</text:span><text:line-break/><text:span text:style-name="T9"> <text:s text:c="11"/></text:span><text:span text:style-name="T14">val </text:span><text:span text:style-name="T20">jsonString </text:span><text:span text:style-name="T9">= FlickrFetcher().getJSONString()</text:span><text:line-break/><text:span text:style-name="T21">// <text:s text:c="11"/>val obiekt = gson.fromJson(jsonString, JSONPhotos::class.java)</text:span><text:line-break/><text:span text:style-name="T21">// <text:s text:c="11"/>val arrayPhotos = obiekt.photos.photo</text:span><text:line-break/><text:span text:style-name="T21">// <text:s text:c="11"/>Log.d("HTTP_JSON", arrayPhotos.get(0).toString())</text:span><text:line-break/><text:span text:style-name="T21">// <text:s text:c="11"/>Log.d("JSON_SIZE", arrayPhotos.size.toString())</text:span><text:line-break/><text:line-break/><text:span text:style-name="T21"> <text:s text:c="11"/></text:span><text:span text:style-name="T14">val </text:span><text:span text:style-name="T20">jsonBody </text:span><text:span text:style-name="T9">= </text:span><text:span text:style-name="T20">JsonParser</text:span><text:span text:style-name="T9">.parseString(</text:span><text:span text:style-name="T20">jsonString</text:span><text:span text:style-name="T9">).</text:span><text:span text:style-name="T18">asJsonObject</text:span><text:line-break/><text:span text:style-name="T18"> <text:s text:c="11"/></text:span><text:span text:style-name="T14">val </text:span><text:span text:style-name="T20">jsonPhotoMain </text:span><text:span text:style-name="T9">= </text:span><text:span text:style-name="T20">jsonBody</text:span><text:span text:style-name="T9">.get(</text:span><text:span text:style-name="T11">"photos"</text:span><text:span text:style-name="T9">).</text:span><text:span text:style-name="T18">asJsonObject</text:span><text:line-break/><text:span text:style-name="T18"> <text:s text:c="11"/></text:span><text:span text:style-name="T14">val </text:span><text:span text:style-name="T20">jsonPhotosArray </text:span><text:span text:style-name="T9">= </text:span><text:span text:style-name="T20">jsonPhotoMain</text:span><text:span text:style-name="T9">.get(</text:span><text:span text:style-name="T11">"photo"</text:span><text:span text:style-name="T9">).</text:span><text:span text:style-name="T18">asJsonArray</text:span><text:line-break/><text:span text:style-name="T18"> <text:s text:c="11"/></text:span><text:span text:style-name="T14">val </text:span><text:span text:style-name="T20">listOfPhotos </text:span><text:span text:style-name="T9">= </text:span><text:span text:style-name="T20">gson</text:span><text:span text:style-name="T9">.fromJson(</text:span><text:span text:style-name="T20">jsonPhotosArray</text:span><text:span text:style-name="T9">,</text:span><text:span text:style-name="T20">ArrayList</text:span><text:span text:style-name="T9">::</text:span><text:span text:style-name="T14">class</text:span><text:span text:style-name="T9">.</text:span><text:span text:style-name="T18">java</text:span><text:span text:style-name="T9">)</text:span><text:line-break/><text:line-break/><text:span text:style-name="T9"> <text:s text:c="11"/></text:span><text:span text:style-name="T20">Log</text:span><text:span text:style-name="T9">.d(</text:span><text:span text:style-name="T11">"photo array"</text:span><text:span text:style-name="T9">, </text:span><text:span text:style-name="T20">listOfPhotos</text:span><text:span text:style-name="T9">.</text:span><text:span text:style-name="T16">size</text:span><text:span text:style-name="T9">.toString())</text:span><text:line-break/><text:span text:style-name="T9"> <text:s text:c="11"/></text:span><text:span text:style-name="T20">Log</text:span><text:span text:style-name="T9">.d(</text:span><text:span text:style-name="T11">"One photo"</text:span><text:span text:style-name="T9">, </text:span><text:span text:style-name="T20">listOfPhotos</text:span><text:span text:style-name="T9">.get(</text:span><text:span text:style-name="T24">0</text:span><text:span text:style-name="T9">).toString())</text:span><text:line-break/><text:span text:style-name="T9"> <text:s text:c="7"/></text:span><text:span text:style-name="T7">}</text:span><text:line-break/><text:line-break/><text:span text:style-name="T7"> <text:s text:c="7"/></text:span><text:span text:style-name="T20">job</text:span><text:span text:style-name="T9">.start()</text:span><text:line-break/><text:span text:style-name="T9"> <text:s text:c="7"/></text:span><text:span text:style-name="T14">if</text:span><text:span text:style-name="T9">(</text:span><text:span text:style-name="T20">job</text:span><text:span text:style-name="T9">.</text:span><text:span text:style-name="T16">isCompleted</text:span><text:span text:style-name="T9">){</text:span><text:line-break/><text:span text:style-name="T9"> <text:s text:c="11"/></text:span><text:span text:style-name="T20">job</text:span><text:span text:style-name="T9">.cancel()</text:span><text:line-break/><text:soft-page-break/><text:span text:style-name="T9"> <text:s text:c="7"/>}</text:span><text:line-break/><text:span text:style-name="T9"> <text:s text:c="3"/>}</text:span><text:line-break/><text:span text:style-name="T9">}</text:span></text:p>
      <text:p text:style-name="P5"/>
      <text:p text:style-name="P11">4. Dodajemy plugin</text:p>
      <text:p text:style-name="P6">- File/Settings/plugins , szykamy „JSON to Kotlin class”</text:p>
      <text:p text:style-name="P6"/>
      <text:p text:style-name="P11">5. Tworzymy klasy na podstawie JSONa</text:p>
      <text:p text:style-name="P12"><text:span text:style-name="T4">- można w pliku wybrać prawym z menu Generate i wybrac Kotlin data class from JSON</text:span></text:p>
      <text:p text:style-name="P6">albo w projekcie , prawym na package wybieramy New i Kotlin data class from JSON</text:p>
      <text:p text:style-name="P6">w okno wklejamy JSONa i na tej podstawie generują się klasa lub klasa i podklasy</text:p>
      <text:p text:style-name="P6"/>
      <text:p text:style-name="P5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9:51:29.906717953</meta:creation-date>
    <meta:generator>LibreOffice/6.4.6.2$Linux_X86_64 LibreOffice_project/40$Build-2</meta:generator>
    <dc:date>2020-11-19T12:40:30.781066835</dc:date>
    <meta:editing-duration>PT2H38M49S</meta:editing-duration>
    <meta:editing-cycles>6</meta:editing-cycles>
    <meta:document-statistic meta:table-count="0" meta:image-count="0" meta:object-count="0" meta:page-count="4" meta:paragraph-count="28" meta:word-count="583" meta:character-count="6595" meta:non-whitespace-character-count="4966"/>
  </office:meta>
</office:document-meta>
</file>